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198" officeooo:paragraph-rsid="001dd19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d198" officeooo:paragraph-rsid="001dd198" style:font-size-asian="14pt" style:font-weight-asian="bold" style:font-size-complex="14pt" style:font-weight-complex="bold"/>
    </style:style>
    <style:style style:name="T1" style:family="text">
      <style:text-properties officeooo:rsid="001fa9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illis</text:p>
      <text:p text:style-name="P1"/>
      <text:p text:style-name="P2">Poutr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2:27:03.021408984</meta:creation-date>
    <meta:generator>LibreOffice/6.4.6.2$Linux_X86_64 LibreOffice_project/40$Build-2</meta:generator>
    <dc:date>2021-02-11T12:02:55.603577850</dc:date>
    <meta:editing-duration>PT38M57S</meta:editing-duration>
    <meta:editing-cycles>2</meta:editing-cycles>
    <meta:document-statistic meta:table-count="0" meta:image-count="0" meta:object-count="0" meta:page-count="1" meta:paragraph-count="2" meta:word-count="2" meta:character-count="14" meta:non-whitespace-character-count="14"/>
  </office:meta>
</office:document-meta>
</file>